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0000006A4E3E824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measure" style:list-style-name="L1">
      <style:graphic-properties draw:textarea-vertical-align="middle" draw:line-distance="2.567cm"/>
    </style:style>
    <style:style style:name="gr4" style:family="graphic" style:parent-style-name="standard">
      <style:graphic-properties draw:stroke="dash" draw:stroke-dash="Fine_20_Dashed"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measure" style:list-style-name="L1">
      <style:graphic-properties draw:textarea-vertical-align="middle" draw:line-distance="2.948cm"/>
    </style:style>
    <style:style style:name="gr6" style:family="graphic" style:parent-style-name="measure" style:list-style-name="L1">
      <style:graphic-properties draw:textarea-vertical-align="middle" draw:line-distance="2.313cm"/>
    </style:style>
    <style:style style:name="gr7" style:family="graphic" style:parent-style-name="measure" style:list-style-name="L1">
      <style:graphic-properties draw:textarea-vertical-align="middle" draw:line-distance="1.424cm"/>
    </style:style>
    <style:style style:name="gr8" style:family="graphic" style:parent-style-name="measure" style:list-style-name="L1">
      <style:graphic-properties draw:textarea-vertical-align="middle" draw:line-distance="1.324cm"/>
    </style:style>
    <style:style style:name="gr9" style:family="graphic" style:parent-style-name="measure" style:list-style-name="L1">
      <style:graphic-properties draw:textarea-vertical-align="middle" draw:line-distance="2.3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7.97cm" svg:height="59.963cm" svg:x="6.505cm" svg:y="12.603cm">
          <draw:image xlink:href="Pictures/1000020100000550000006A4E3E824DA.png" xlink:type="simple" xlink:show="embed" xlink:actuate="onLoad">
            <text:p/>
          </draw:image>
        </draw:frame>
        <draw:measure draw:style-name="gr2" draw:text-style-name="P3" draw:layer="measurelines" svg:x1="51.165cm" svg:y1="17.383cm" svg:x2="51.165cm" svg:y2="21.193cm">
          <text:p text:style-name="P2"><text:span text:style-name="T1">110px</text:span></text:p>
        </draw:measure>
        <draw:measure draw:style-name="gr3" draw:text-style-name="P2" draw:layer="measurelines" svg:x1="45.069cm" svg:y1="17.737cm" svg:x2="50.911cm" svg:y2="17.737cm">
          <text:p text:style-name="P2"><text:span text:style-name="T1">170px</text:span></text:p>
        </draw:measure>
        <draw:custom-shape draw:style-name="gr4" draw:text-style-name="P1" draw:layer="layout" svg:width="21.082cm" svg:height="2.413cm" svg:x="9.509cm" svg:y="12.811cm">
          <text:p/>
          <draw:enhanced-geometry svg:viewBox="0 0 21600 21600" draw:type="rectangle" draw:enhanced-path="M 0 0 L 21600 0 21600 21600 0 21600 0 0 Z N"/>
        </draw:custom-shape>
        <draw:measure draw:style-name="gr5" draw:text-style-name="P4" draw:layer="measurelines" svg:x1="18.018cm" svg:y1="16.467cm" svg:x2="51.673cm" svg:y2="16.467cm">
          <text:p text:style-name="P4"><text:span text:style-name="T2">950px</text:span></text:p>
        </draw:measure>
        <draw:measure draw:style-name="gr6" draw:text-style-name="P4" draw:layer="measurelines" svg:x1="17.991cm" svg:y1="31.226cm" svg:x2="17.991cm" svg:y2="16.494cm">
          <text:p text:style-name="P4"><text:span text:style-name="T2">420px</text:span></text:p>
        </draw:measure>
        <draw:measure draw:style-name="gr7" draw:text-style-name="P2" draw:layer="measurelines" svg:x1="50.592cm" svg:y1="34.782cm" svg:x2="50.592cm" svg:y2="40.878cm">
          <text:p text:style-name="P2"><text:span text:style-name="T1">174px</text:span></text:p>
        </draw:measure>
        <draw:measure draw:style-name="gr8" draw:text-style-name="P5" draw:layer="measurelines" svg:x1="50.657cm" svg:y1="40.813cm" svg:x2="41.005cm" svg:y2="40.813cm">
          <text:p text:style-name="P5"><text:span text:style-name="T1"><text:measure text:kind="gap"/></text:span><text:span text:style-name="T1">274px</text:span></text:p>
        </draw:measure>
        <draw:measure draw:style-name="gr9" draw:text-style-name="P5" draw:layer="measurelines" svg:x1="9.255cm" svg:y1="12.271cm" svg:x2="30.718cm" svg:y2="12.271cm">
          <text:p text:style-name="P5"><text:span text:style-name="T2"><text:measure text:kind="gap"/></text:span><text:span text:style-name="T2">772px</text:span></text:p>
        </draw:measure>
        <draw:measure draw:style-name="gr2" draw:text-style-name="P6" draw:layer="measurelines" svg:x1="8.939cm" svg:y1="15.224cm" svg:x2="8.939cm" svg:y2="12.811cm">
          <text:p text:style-name="P2"><text:span text:style-name="T1">71px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0T18:56:32.071953618</meta:creation-date>
    <dc:date>2015-04-10T19:12:14.304732631</dc:date>
    <meta:editing-duration>PT13M57S</meta:editing-duration>
    <meta:editing-cycles>22</meta:editing-cycles>
    <meta:generator>LibreOffice/4.2.7.2$Linux_X86_64 LibreOffice_project/420m0$Build-2</meta:generator>
    <meta:document-statistic meta:object-count="10"/>
  </office:meta>
</office:document-meta>
</file>